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correlation is measure of linear dependence only, remember this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herefore even if w is a deterministic function of x, w(x), the corr is almost 0, because the relationship is not linear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rrelation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rr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rr</text:p>
          </table:table-cell>
          <table:table-cell table:number-columns-repeated="3"/>
          <table:table-cell table:formula="of:=RAND()" office:value-type="float" office:value="0.952293345006183" calcext:value-type="float">
            <text:p>0.952293345</text:p>
          </table:table-cell>
          <table:table-cell table:formula="of:=[.P5]*20" office:value-type="float" office:value="19.0458669001237" calcext:value-type="float">
            <text:p>19.04586690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CORREL([.D6:.D52];[.E6:.E52])" office:value-type="float" office:value="1" calcext:value-type="float">
            <text:p>1</text:p>
          </table:table-cell>
          <table:table-cell/>
          <table:table-cell table:formula="of:=-6" office:value-type="float" office:value="-6" calcext:value-type="float">
            <text:p>-6</text:p>
          </table:table-cell>
          <table:table-cell table:formula="of:=CORREL([.D6:.D52];[.H6:.H52])" office:value-type="float" office:value="-1" calcext:value-type="float">
            <text:p>-1</text:p>
          </table:table-cell>
          <table:table-cell/>
          <table:table-cell office:value-type="float" office:value="-6" calcext:value-type="float">
            <text:p>-6</text:p>
          </table:table-cell>
          <table:table-cell table:formula="of:=CORREL([.D6:.D52];[.K6:.K52])" office:value-type="float" office:value="-0.0321174537221943" calcext:value-type="float">
            <text:p>-0.0321174537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0918892911234746" calcext:value-type="float">
            <text:p>-0.0918892911</text:p>
          </table:table-cell>
          <table:table-cell table:formula="of:=[.E6]+([.D7]-[.D6])" office:value-type="float" office:value="-2.09188929112347" calcext:value-type="float">
            <text:p>-2.0918892911</text:p>
          </table:table-cell>
          <table:table-cell table:number-columns-repeated="2"/>
          <table:table-cell table:formula="of:=[.H6]-([.D7]-[.D6])" office:value-type="float" office:value="-4.90811070887653" calcext:value-type="float">
            <text:p>-4.9081107089</text:p>
          </table:table-cell>
          <table:table-cell table:number-columns-repeated="2"/>
          <table:table-cell table:formula="of:=[.K6]+[.M7]*([.D7]-[.D6])" office:value-type="float" office:value="-4.90811070887653" calcext:value-type="float">
            <text:p>-4.9081107089</text:p>
          </table:table-cell>
          <table:table-cell/>
          <table:table-cell table:formula="of:=[.M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31029478130784" calcext:value-type="float">
            <text:p>-0.3102947813</text:p>
          </table:table-cell>
          <table:table-cell table:formula="of:=[.E7]+([.D8]-[.D7])" office:value-type="float" office:value="-2.31029478130784" calcext:value-type="float">
            <text:p>-2.3102947813</text:p>
          </table:table-cell>
          <table:table-cell table:number-columns-repeated="2"/>
          <table:table-cell table:formula="of:=[.H7]-([.D8]-[.D7])" office:value-type="float" office:value="-4.68970521869216" calcext:value-type="float">
            <text:p>-4.6897052187</text:p>
          </table:table-cell>
          <table:table-cell table:number-columns-repeated="2"/>
          <table:table-cell table:formula="of:=[.K7]+[.M8]*([.D8]-[.D7])" office:value-type="float" office:value="-5.12651619906089" calcext:value-type="float">
            <text:p>-5.1265161991</text:p>
          </table:table-cell>
          <table:table-cell/>
          <table:table-cell table:formula="of:=[.M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773358587152797" calcext:value-type="float">
            <text:p>0.7733585872</text:p>
          </table:table-cell>
          <table:table-cell table:formula="of:=[.E8]+([.D9]-[.D8])" office:value-type="float" office:value="-1.2266414128472" calcext:value-type="float">
            <text:p>-1.2266414128</text:p>
          </table:table-cell>
          <table:table-cell table:number-columns-repeated="2"/>
          <table:table-cell table:formula="of:=[.H8]-([.D9]-[.D8])" office:value-type="float" office:value="-5.7733585871528" calcext:value-type="float">
            <text:p>-5.7733585872</text:p>
          </table:table-cell>
          <table:table-cell table:number-columns-repeated="2"/>
          <table:table-cell table:formula="of:=[.K8]+[.M9]*([.D9]-[.D8])" office:value-type="float" office:value="-6.21016956752153" calcext:value-type="float">
            <text:p>-6.2101695675</text:p>
          </table:table-cell>
          <table:table-cell/>
          <table:table-cell table:formula="of:=[.M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538520264013897" calcext:value-type="float">
            <text:p>0.538520264</text:p>
          </table:table-cell>
          <table:table-cell table:formula="of:=[.E9]+([.D10]-[.D9])" office:value-type="float" office:value="-1.4614797359861" calcext:value-type="float">
            <text:p>-1.461479736</text:p>
          </table:table-cell>
          <table:table-cell table:number-columns-repeated="2"/>
          <table:table-cell table:formula="of:=[.H9]-([.D10]-[.D9])" office:value-type="float" office:value="-5.5385202640139" calcext:value-type="float">
            <text:p>-5.538520264</text:p>
          </table:table-cell>
          <table:table-cell table:number-columns-repeated="2"/>
          <table:table-cell table:formula="of:=[.K9]+[.M10]*([.D10]-[.D9])" office:value-type="float" office:value="-6.44500789066043" calcext:value-type="float">
            <text:p>-6.4450078907</text:p>
          </table:table-cell>
          <table:table-cell/>
          <table:table-cell table:formula="of:=[.M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527305731684302" calcext:value-type="float">
            <text:p>-0.5273057317</text:p>
          </table:table-cell>
          <table:table-cell table:formula="of:=[.E10]+([.D11]-[.D10])" office:value-type="float" office:value="-2.5273057316843" calcext:value-type="float">
            <text:p>-2.5273057317</text:p>
          </table:table-cell>
          <table:table-cell table:number-columns-repeated="2"/>
          <table:table-cell table:formula="of:=[.H10]-([.D11]-[.D10])" office:value-type="float" office:value="-4.4726942683157" calcext:value-type="float">
            <text:p>-4.4726942683</text:p>
          </table:table-cell>
          <table:table-cell table:number-columns-repeated="2"/>
          <table:table-cell table:formula="of:=[.K10]+[.M11]*([.D11]-[.D10])" office:value-type="float" office:value="-5.37918189496223" calcext:value-type="float">
            <text:p>-5.379181895</text:p>
          </table:table-cell>
          <table:table-cell/>
          <table:table-cell table:formula="of:=[.M1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1.39715007837644" calcext:value-type="float">
            <text:p>-1.3971500784</text:p>
          </table:table-cell>
          <table:table-cell table:formula="of:=[.E11]+([.D12]-[.D11])" office:value-type="float" office:value="-3.39715007837644" calcext:value-type="float">
            <text:p>-3.3971500784</text:p>
          </table:table-cell>
          <table:table-cell table:number-columns-repeated="2"/>
          <table:table-cell table:formula="of:=[.H11]-([.D12]-[.D11])" office:value-type="float" office:value="-3.60284992162356" calcext:value-type="float">
            <text:p>-3.6028499216</text:p>
          </table:table-cell>
          <table:table-cell table:number-columns-repeated="2"/>
          <table:table-cell table:formula="of:=[.K11]+[.M12]*([.D12]-[.D11])" office:value-type="float" office:value="-6.24902624165437" calcext:value-type="float">
            <text:p>-6.2490262417</text:p>
          </table:table-cell>
          <table:table-cell/>
          <table:table-cell table:formula="of:=[.M11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546239777643697" calcext:value-type="float">
            <text:p>0.5462397776</text:p>
          </table:table-cell>
          <table:table-cell table:formula="of:=[.E12]+([.D13]-[.D12])" office:value-type="float" office:value="-1.4537602223563" calcext:value-type="float">
            <text:p>-1.4537602224</text:p>
          </table:table-cell>
          <table:table-cell table:number-columns-repeated="2"/>
          <table:table-cell table:formula="of:=[.H12]-([.D13]-[.D12])" office:value-type="float" office:value="-5.5462397776437" calcext:value-type="float">
            <text:p>-5.5462397776</text:p>
          </table:table-cell>
          <table:table-cell table:number-columns-repeated="2"/>
          <table:table-cell table:formula="of:=[.K12]+[.M13]*([.D13]-[.D12])" office:value-type="float" office:value="-8.1924160976745" calcext:value-type="float">
            <text:p>-8.1924160977</text:p>
          </table:table-cell>
          <table:table-cell/>
          <table:table-cell table:formula="of:=[.M12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913833055951389" calcext:value-type="float">
            <text:p>0.913833056</text:p>
          </table:table-cell>
          <table:table-cell table:formula="of:=[.E13]+([.D14]-[.D13])" office:value-type="float" office:value="-1.08616694404861" calcext:value-type="float">
            <text:p>-1.086166944</text:p>
          </table:table-cell>
          <table:table-cell table:number-columns-repeated="2"/>
          <table:table-cell table:formula="of:=[.H13]-([.D14]-[.D13])" office:value-type="float" office:value="-5.91383305595139" calcext:value-type="float">
            <text:p>-5.913833056</text:p>
          </table:table-cell>
          <table:table-cell table:number-columns-repeated="2"/>
          <table:table-cell table:formula="of:=[.K13]+[.M14]*([.D14]-[.D13])" office:value-type="float" office:value="-7.82482281936681" calcext:value-type="float">
            <text:p>-7.8248228194</text:p>
          </table:table-cell>
          <table:table-cell/>
          <table:table-cell table:formula="of:=[.M13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1.47877053560252" calcext:value-type="float">
            <text:p>-1.4787705356</text:p>
          </table:table-cell>
          <table:table-cell table:formula="of:=[.E14]+([.D15]-[.D14])" office:value-type="float" office:value="-3.47877053560252" calcext:value-type="float">
            <text:p>-3.4787705356</text:p>
          </table:table-cell>
          <table:table-cell table:number-columns-repeated="2"/>
          <table:table-cell table:formula="of:=[.H14]-([.D15]-[.D14])" office:value-type="float" office:value="-3.52122946439748" calcext:value-type="float">
            <text:p>-3.5212294644</text:p>
          </table:table-cell>
          <table:table-cell table:number-columns-repeated="2"/>
          <table:table-cell table:formula="of:=[.K14]+[.M15]*([.D15]-[.D14])" office:value-type="float" office:value="-5.4322192278129" calcext:value-type="float">
            <text:p>-5.4322192278</text:p>
          </table:table-cell>
          <table:table-cell/>
          <table:table-cell table:formula="of:=[.M14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108982736604915" calcext:value-type="float">
            <text:p>0.1089827366</text:p>
          </table:table-cell>
          <table:table-cell table:formula="of:=[.E15]+([.D16]-[.D15])" office:value-type="float" office:value="-1.89101726339509" calcext:value-type="float">
            <text:p>-1.8910172634</text:p>
          </table:table-cell>
          <table:table-cell table:number-columns-repeated="2"/>
          <table:table-cell table:formula="of:=[.H15]-([.D16]-[.D15])" office:value-type="float" office:value="-5.10898273660491" calcext:value-type="float">
            <text:p>-5.1089827366</text:p>
          </table:table-cell>
          <table:table-cell table:number-columns-repeated="2"/>
          <table:table-cell table:formula="of:=[.K15]+[.M16]*([.D16]-[.D15])" office:value-type="float" office:value="-3.84446595560546" calcext:value-type="float">
            <text:p>-3.8444659556</text:p>
          </table:table-cell>
          <table:table-cell/>
          <table:table-cell table:formula="of:=[.M15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639052109482345" calcext:value-type="float">
            <text:p>-0.6390521095</text:p>
          </table:table-cell>
          <table:table-cell table:formula="of:=[.E16]+([.D17]-[.D16])" office:value-type="float" office:value="-2.63905210948234" calcext:value-type="float">
            <text:p>-2.6390521095</text:p>
          </table:table-cell>
          <table:table-cell table:number-columns-repeated="2"/>
          <table:table-cell table:formula="of:=[.H16]-([.D17]-[.D16])" office:value-type="float" office:value="-4.36094789051765" calcext:value-type="float">
            <text:p>-4.3609478905</text:p>
          </table:table-cell>
          <table:table-cell table:number-columns-repeated="2"/>
          <table:table-cell table:formula="of:=[.K16]+[.M17]*([.D17]-[.D16])" office:value-type="float" office:value="-3.0964311095182" calcext:value-type="float">
            <text:p>-3.0964311095</text:p>
          </table:table-cell>
          <table:table-cell/>
          <table:table-cell table:formula="of:=[.M1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0522011870783813" calcext:value-type="float">
            <text:p>-0.0522011871</text:p>
          </table:table-cell>
          <table:table-cell table:formula="of:=[.E17]+([.D18]-[.D17])" office:value-type="float" office:value="-2.05220118707838" calcext:value-type="float">
            <text:p>-2.0522011871</text:p>
          </table:table-cell>
          <table:table-cell table:number-columns-repeated="2"/>
          <table:table-cell table:formula="of:=[.H17]-([.D18]-[.D17])" office:value-type="float" office:value="-4.94779881292162" calcext:value-type="float">
            <text:p>-4.9477988129</text:p>
          </table:table-cell>
          <table:table-cell table:number-columns-repeated="2"/>
          <table:table-cell table:formula="of:=[.K17]+[.M18]*([.D18]-[.D17])" office:value-type="float" office:value="-2.50958018711424" calcext:value-type="float">
            <text:p>-2.5095801871</text:p>
          </table:table-cell>
          <table:table-cell/>
          <table:table-cell table:formula="of:=[.M1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288823646072071" calcext:value-type="float">
            <text:p>0.2888236461</text:p>
          </table:table-cell>
          <table:table-cell table:formula="of:=[.E18]+([.D19]-[.D18])" office:value-type="float" office:value="-1.71117635392793" calcext:value-type="float">
            <text:p>-1.7111763539</text:p>
          </table:table-cell>
          <table:table-cell table:number-columns-repeated="2"/>
          <table:table-cell table:formula="of:=[.H18]-([.D19]-[.D18])" office:value-type="float" office:value="-5.28882364607207" calcext:value-type="float">
            <text:p>-5.2888236461</text:p>
          </table:table-cell>
          <table:table-cell table:number-columns-repeated="2"/>
          <table:table-cell table:formula="of:=[.K18]+[.M19]*([.D19]-[.D18])" office:value-type="float" office:value="-2.85060502026469" calcext:value-type="float">
            <text:p>-2.8506050203</text:p>
          </table:table-cell>
          <table:table-cell/>
          <table:table-cell table:formula="of:=[.M1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476956033173713" calcext:value-type="float">
            <text:p>0.4769560332</text:p>
          </table:table-cell>
          <table:table-cell table:formula="of:=[.E19]+([.D20]-[.D19])" office:value-type="float" office:value="-1.52304396682629" calcext:value-type="float">
            <text:p>-1.5230439668</text:p>
          </table:table-cell>
          <table:table-cell table:number-columns-repeated="2"/>
          <table:table-cell table:formula="of:=[.H19]-([.D20]-[.D19])" office:value-type="float" office:value="-5.47695603317371" calcext:value-type="float">
            <text:p>-5.4769560332</text:p>
          </table:table-cell>
          <table:table-cell table:number-columns-repeated="2"/>
          <table:table-cell table:formula="of:=[.K19]+[.M20]*([.D20]-[.D19])" office:value-type="float" office:value="-2.66247263316305" calcext:value-type="float">
            <text:p>-2.6624726332</text:p>
          </table:table-cell>
          <table:table-cell/>
          <table:table-cell table:formula="of:=[.M1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1.77824671215503" calcext:value-type="float">
            <text:p>1.7782467122</text:p>
          </table:table-cell>
          <table:table-cell table:formula="of:=[.E20]+([.D21]-[.D20])" office:value-type="float" office:value="-0.221753287844969" calcext:value-type="float">
            <text:p>-0.2217532878</text:p>
          </table:table-cell>
          <table:table-cell table:number-columns-repeated="2"/>
          <table:table-cell table:formula="of:=[.H20]-([.D21]-[.D20])" office:value-type="float" office:value="-6.77824671215503" calcext:value-type="float">
            <text:p>-6.7782467122</text:p>
          </table:table-cell>
          <table:table-cell table:number-columns-repeated="2"/>
          <table:table-cell table:formula="of:=[.K20]+[.M21]*([.D21]-[.D20])" office:value-type="float" office:value="-3.96376331214437" calcext:value-type="float">
            <text:p>-3.9637633121</text:p>
          </table:table-cell>
          <table:table-cell/>
          <table:table-cell table:formula="of:=[.M2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1.42500373508328" calcext:value-type="float">
            <text:p>1.4250037351</text:p>
          </table:table-cell>
          <table:table-cell table:formula="of:=[.E21]+([.D22]-[.D21])" office:value-type="float" office:value="-0.57499626491672" calcext:value-type="float">
            <text:p>-0.5749962649</text:p>
          </table:table-cell>
          <table:table-cell table:number-columns-repeated="2"/>
          <table:table-cell table:formula="of:=[.H21]-([.D22]-[.D21])" office:value-type="float" office:value="-6.42500373508328" calcext:value-type="float">
            <text:p>-6.4250037351</text:p>
          </table:table-cell>
          <table:table-cell table:number-columns-repeated="2"/>
          <table:table-cell table:formula="of:=[.K21]+[.M22]*([.D22]-[.D21])" office:value-type="float" office:value="-4.31700628921612" calcext:value-type="float">
            <text:p>-4.3170062892</text:p>
          </table:table-cell>
          <table:table-cell/>
          <table:table-cell table:formula="of:=[.M21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643310015877333" calcext:value-type="float">
            <text:p>-0.6433100159</text:p>
          </table:table-cell>
          <table:table-cell table:formula="of:=[.E22]+([.D23]-[.D22])" office:value-type="float" office:value="-2.64331001587733" calcext:value-type="float">
            <text:p>-2.6433100159</text:p>
          </table:table-cell>
          <table:table-cell table:number-columns-repeated="2"/>
          <table:table-cell table:formula="of:=[.H22]-([.D23]-[.D22])" office:value-type="float" office:value="-4.35668998412267" calcext:value-type="float">
            <text:p>-4.3566899841</text:p>
          </table:table-cell>
          <table:table-cell table:number-columns-repeated="2"/>
          <table:table-cell table:formula="of:=[.K22]+[.M23]*([.D23]-[.D22])" office:value-type="float" office:value="-2.24869253825551" calcext:value-type="float">
            <text:p>-2.2486925383</text:p>
          </table:table-cell>
          <table:table-cell/>
          <table:table-cell table:formula="of:=[.M22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904624053719106" calcext:value-type="float">
            <text:p>0.9046240537</text:p>
          </table:table-cell>
          <table:table-cell table:formula="of:=[.E23]+([.D24]-[.D23])" office:value-type="float" office:value="-1.09537594628089" calcext:value-type="float">
            <text:p>-1.0953759463</text:p>
          </table:table-cell>
          <table:table-cell table:number-columns-repeated="2"/>
          <table:table-cell table:formula="of:=[.H23]-([.D24]-[.D23])" office:value-type="float" office:value="-5.9046240537191" calcext:value-type="float">
            <text:p>-5.9046240537</text:p>
          </table:table-cell>
          <table:table-cell table:number-columns-repeated="2"/>
          <table:table-cell table:formula="of:=[.K23]+[.M24]*([.D24]-[.D23])" office:value-type="float" office:value="-0.700758468659067" calcext:value-type="float">
            <text:p>-0.7007584687</text:p>
          </table:table-cell>
          <table:table-cell/>
          <table:table-cell table:formula="of:=[.M23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651666764107382" calcext:value-type="float">
            <text:p>-0.6516667641</text:p>
          </table:table-cell>
          <table:table-cell table:formula="of:=[.E24]+([.D25]-[.D24])" office:value-type="float" office:value="-2.65166676410738" calcext:value-type="float">
            <text:p>-2.6516667641</text:p>
          </table:table-cell>
          <table:table-cell table:number-columns-repeated="2"/>
          <table:table-cell table:formula="of:=[.H24]-([.D25]-[.D24])" office:value-type="float" office:value="-4.34833323589262" calcext:value-type="float">
            <text:p>-4.3483332359</text:p>
          </table:table-cell>
          <table:table-cell table:number-columns-repeated="2"/>
          <table:table-cell table:formula="of:=[.K24]+[.M25]*([.D25]-[.D24])" office:value-type="float" office:value="0.855532349167421" calcext:value-type="float">
            <text:p>0.8555323492</text:p>
          </table:table-cell>
          <table:table-cell/>
          <table:table-cell table:formula="of:=[.M24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196998620138107" calcext:value-type="float">
            <text:p>0.1969986201</text:p>
          </table:table-cell>
          <table:table-cell table:formula="of:=[.E25]+([.D26]-[.D25])" office:value-type="float" office:value="-1.80300137986189" calcext:value-type="float">
            <text:p>-1.8030013799</text:p>
          </table:table-cell>
          <table:table-cell table:number-columns-repeated="2"/>
          <table:table-cell table:formula="of:=[.H25]-([.D26]-[.D25])" office:value-type="float" office:value="-5.19699862013811" calcext:value-type="float">
            <text:p>-5.1969986201</text:p>
          </table:table-cell>
          <table:table-cell table:number-columns-repeated="2"/>
          <table:table-cell table:formula="of:=[.K25]+[.M26]*([.D26]-[.D25])" office:value-type="float" office:value="1.70419773341291" calcext:value-type="float">
            <text:p>1.7041977334</text:p>
          </table:table-cell>
          <table:table-cell/>
          <table:table-cell table:formula="of:=[.M25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912696726686241" calcext:value-type="float">
            <text:p>0.9126967267</text:p>
          </table:table-cell>
          <table:table-cell table:formula="of:=[.E26]+([.D27]-[.D26])" office:value-type="float" office:value="-1.08730327331376" calcext:value-type="float">
            <text:p>-1.0873032733</text:p>
          </table:table-cell>
          <table:table-cell table:number-columns-repeated="2"/>
          <table:table-cell table:formula="of:=[.H26]-([.D27]-[.D26])" office:value-type="float" office:value="-5.91269672668624" calcext:value-type="float">
            <text:p>-5.9126967267</text:p>
          </table:table-cell>
          <table:table-cell table:number-columns-repeated="2"/>
          <table:table-cell table:formula="of:=[.K26]+[.M27]*([.D27]-[.D26])" office:value-type="float" office:value="0.988499626864777" calcext:value-type="float">
            <text:p>0.9884996269</text:p>
          </table:table-cell>
          <table:table-cell/>
          <table:table-cell table:formula="of:=[.M2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0579316589907288" calcext:value-type="float">
            <text:p>0.057931659</text:p>
          </table:table-cell>
          <table:table-cell table:formula="of:=[.E27]+([.D28]-[.D27])" office:value-type="float" office:value="-1.94206834100927" calcext:value-type="float">
            <text:p>-1.942068341</text:p>
          </table:table-cell>
          <table:table-cell table:number-columns-repeated="2"/>
          <table:table-cell table:formula="of:=[.H27]-([.D28]-[.D27])" office:value-type="float" office:value="-5.05793165899073" calcext:value-type="float">
            <text:p>-5.057931659</text:p>
          </table:table-cell>
          <table:table-cell table:number-columns-repeated="2"/>
          <table:table-cell table:formula="of:=[.K27]+[.M28]*([.D28]-[.D27])" office:value-type="float" office:value="0.133734559169266" calcext:value-type="float">
            <text:p>0.1337345592</text:p>
          </table:table-cell>
          <table:table-cell/>
          <table:table-cell table:formula="of:=[.M2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1.06439900184951" calcext:value-type="float">
            <text:p>-1.0643990018</text:p>
          </table:table-cell>
          <table:table-cell table:formula="of:=[.E28]+([.D29]-[.D28])" office:value-type="float" office:value="-3.06439900184951" calcext:value-type="float">
            <text:p>-3.0643990018</text:p>
          </table:table-cell>
          <table:table-cell table:number-columns-repeated="2"/>
          <table:table-cell table:formula="of:=[.H28]-([.D29]-[.D28])" office:value-type="float" office:value="-3.93560099815049" calcext:value-type="float">
            <text:p>-3.9356009982</text:p>
          </table:table-cell>
          <table:table-cell table:number-columns-repeated="2"/>
          <table:table-cell table:formula="of:=[.K28]+[.M29]*([.D29]-[.D28])" office:value-type="float" office:value="1.25606522000951" calcext:value-type="float">
            <text:p>1.25606522</text:p>
          </table:table-cell>
          <table:table-cell/>
          <table:table-cell table:formula="of:=[.M2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938086501020785" calcext:value-type="float">
            <text:p>-0.938086501</text:p>
          </table:table-cell>
          <table:table-cell table:formula="of:=[.E29]+([.D30]-[.D29])" office:value-type="float" office:value="-2.93808650102078" calcext:value-type="float">
            <text:p>-2.938086501</text:p>
          </table:table-cell>
          <table:table-cell table:number-columns-repeated="2"/>
          <table:table-cell table:formula="of:=[.H29]-([.D30]-[.D29])" office:value-type="float" office:value="-4.06191349897921" calcext:value-type="float">
            <text:p>-4.061913499</text:p>
          </table:table-cell>
          <table:table-cell table:number-columns-repeated="2"/>
          <table:table-cell table:formula="of:=[.K29]+[.M30]*([.D30]-[.D29])" office:value-type="float" office:value="1.38237772083823" calcext:value-type="float">
            <text:p>1.3823777208</text:p>
          </table:table-cell>
          <table:table-cell/>
          <table:table-cell table:formula="of:=[.M2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192933165091303" calcext:value-type="float">
            <text:p>0.1929331651</text:p>
          </table:table-cell>
          <table:table-cell table:formula="of:=[.E30]+([.D31]-[.D30])" office:value-type="float" office:value="-1.8070668349087" calcext:value-type="float">
            <text:p>-1.8070668349</text:p>
          </table:table-cell>
          <table:table-cell table:number-columns-repeated="2"/>
          <table:table-cell table:formula="of:=[.H30]-([.D31]-[.D30])" office:value-type="float" office:value="-5.1929331650913" calcext:value-type="float">
            <text:p>-5.1929331651</text:p>
          </table:table-cell>
          <table:table-cell table:number-columns-repeated="2"/>
          <table:table-cell table:formula="of:=[.K30]+[.M31]*([.D31]-[.D30])" office:value-type="float" office:value="0.251358054726143" calcext:value-type="float">
            <text:p>0.2513580547</text:p>
          </table:table-cell>
          <table:table-cell/>
          <table:table-cell table:formula="of:=[.M3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681189412647068" calcext:value-type="float">
            <text:p>0.6811894126</text:p>
          </table:table-cell>
          <table:table-cell table:formula="of:=[.E31]+([.D32]-[.D31])" office:value-type="float" office:value="-1.31881058735293" calcext:value-type="float">
            <text:p>-1.3188105874</text:p>
          </table:table-cell>
          <table:table-cell table:number-columns-repeated="2"/>
          <table:table-cell table:formula="of:=[.H31]-([.D32]-[.D31])" office:value-type="float" office:value="-5.68118941264707" calcext:value-type="float">
            <text:p>-5.6811894126</text:p>
          </table:table-cell>
          <table:table-cell table:number-columns-repeated="2"/>
          <table:table-cell table:formula="of:=[.K31]+[.M32]*([.D32]-[.D31])" office:value-type="float" office:value="0.739614302281907" calcext:value-type="float">
            <text:p>0.7396143023</text:p>
          </table:table-cell>
          <table:table-cell/>
          <table:table-cell table:formula="of:=[.M31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1.22156062882921" calcext:value-type="float">
            <text:p>1.2215606288</text:p>
          </table:table-cell>
          <table:table-cell table:formula="of:=[.E32]+([.D33]-[.D32])" office:value-type="float" office:value="-0.778439371170785" calcext:value-type="float">
            <text:p>-0.7784393712</text:p>
          </table:table-cell>
          <table:table-cell table:number-columns-repeated="2"/>
          <table:table-cell table:formula="of:=[.H32]-([.D33]-[.D32])" office:value-type="float" office:value="-6.22156062882921" calcext:value-type="float">
            <text:p>-6.2215606288</text:p>
          </table:table-cell>
          <table:table-cell table:number-columns-repeated="2"/>
          <table:table-cell table:formula="of:=[.K32]+[.M33]*([.D33]-[.D32])" office:value-type="float" office:value="0.199243086099761" calcext:value-type="float">
            <text:p>0.1992430861</text:p>
          </table:table-cell>
          <table:table-cell/>
          <table:table-cell table:formula="of:=[.M32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888530120878137" calcext:value-type="float">
            <text:p>-0.8885301209</text:p>
          </table:table-cell>
          <table:table-cell table:formula="of:=[.E33]+([.D34]-[.D33])" office:value-type="float" office:value="-2.88853012087814" calcext:value-type="float">
            <text:p>-2.8885301209</text:p>
          </table:table-cell>
          <table:table-cell table:number-columns-repeated="2"/>
          <table:table-cell table:formula="of:=[.H33]-([.D34]-[.D33])" office:value-type="float" office:value="-4.11146987912186" calcext:value-type="float">
            <text:p>-4.1114698791</text:p>
          </table:table-cell>
          <table:table-cell table:number-columns-repeated="2"/>
          <table:table-cell table:formula="of:=[.K33]+[.M34]*([.D34]-[.D33])" office:value-type="float" office:value="-1.91084766360759" calcext:value-type="float">
            <text:p>-1.9108476636</text:p>
          </table:table-cell>
          <table:table-cell/>
          <table:table-cell table:formula="of:=[.M33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37599451095326" calcext:value-type="float">
            <text:p>0.375994511</text:p>
          </table:table-cell>
          <table:table-cell table:formula="of:=[.E34]+([.D35]-[.D34])" office:value-type="float" office:value="-1.62400548904674" calcext:value-type="float">
            <text:p>-1.624005489</text:p>
          </table:table-cell>
          <table:table-cell table:number-columns-repeated="2"/>
          <table:table-cell table:formula="of:=[.H34]-([.D35]-[.D34])" office:value-type="float" office:value="-5.37599451095326" calcext:value-type="float">
            <text:p>-5.375994511</text:p>
          </table:table-cell>
          <table:table-cell table:number-columns-repeated="2"/>
          <table:table-cell table:formula="of:=[.K34]+[.M35]*([.D35]-[.D34])" office:value-type="float" office:value="-3.17537229543899" calcext:value-type="float">
            <text:p>-3.1753722954</text:p>
          </table:table-cell>
          <table:table-cell/>
          <table:table-cell table:formula="of:=[.M34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302034606253614" calcext:value-type="float">
            <text:p>-0.3020346063</text:p>
          </table:table-cell>
          <table:table-cell table:formula="of:=[.E35]+([.D36]-[.D35])" office:value-type="float" office:value="-2.30203460625361" calcext:value-type="float">
            <text:p>-2.3020346063</text:p>
          </table:table-cell>
          <table:table-cell table:number-columns-repeated="2"/>
          <table:table-cell table:formula="of:=[.H35]-([.D36]-[.D35])" office:value-type="float" office:value="-4.69796539374638" calcext:value-type="float">
            <text:p>-4.6979653937</text:p>
          </table:table-cell>
          <table:table-cell table:number-columns-repeated="2"/>
          <table:table-cell table:formula="of:=[.K35]+[.M36]*([.D36]-[.D35])" office:value-type="float" office:value="-3.85340141264586" calcext:value-type="float">
            <text:p>-3.8534014126</text:p>
          </table:table-cell>
          <table:table-cell/>
          <table:table-cell table:formula="of:=[.M35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54774090545366" calcext:value-type="float">
            <text:p>0.5477409055</text:p>
          </table:table-cell>
          <table:table-cell table:formula="of:=[.E36]+([.D37]-[.D36])" office:value-type="float" office:value="-1.45225909454634" calcext:value-type="float">
            <text:p>-1.4522590945</text:p>
          </table:table-cell>
          <table:table-cell table:number-columns-repeated="2"/>
          <table:table-cell table:formula="of:=[.H36]-([.D37]-[.D36])" office:value-type="float" office:value="-5.54774090545366" calcext:value-type="float">
            <text:p>-5.5477409055</text:p>
          </table:table-cell>
          <table:table-cell table:number-columns-repeated="2"/>
          <table:table-cell table:formula="of:=[.K36]+[.M37]*([.D37]-[.D36])" office:value-type="float" office:value="-4.70317692435313" calcext:value-type="float">
            <text:p>-4.7031769244</text:p>
          </table:table-cell>
          <table:table-cell/>
          <table:table-cell table:formula="of:=[.M3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561543159878971" calcext:value-type="float">
            <text:p>0.5615431599</text:p>
          </table:table-cell>
          <table:table-cell table:formula="of:=[.E37]+([.D38]-[.D37])" office:value-type="float" office:value="-1.43845684012103" calcext:value-type="float">
            <text:p>-1.4384568401</text:p>
          </table:table-cell>
          <table:table-cell table:number-columns-repeated="2"/>
          <table:table-cell table:formula="of:=[.H37]-([.D38]-[.D37])" office:value-type="float" office:value="-5.56154315987897" calcext:value-type="float">
            <text:p>-5.5615431599</text:p>
          </table:table-cell>
          <table:table-cell table:number-columns-repeated="2"/>
          <table:table-cell table:formula="of:=[.K37]+[.M38]*([.D38]-[.D37])" office:value-type="float" office:value="-4.68937466992782" calcext:value-type="float">
            <text:p>-4.6893746699</text:p>
          </table:table-cell>
          <table:table-cell/>
          <table:table-cell table:formula="of:=[.M3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22816303483535" calcext:value-type="float">
            <text:p>-0.2281630348</text:p>
          </table:table-cell>
          <table:table-cell table:formula="of:=[.E38]+([.D39]-[.D38])" office:value-type="float" office:value="-2.22816303483535" calcext:value-type="float">
            <text:p>-2.2281630348</text:p>
          </table:table-cell>
          <table:table-cell table:number-columns-repeated="2"/>
          <table:table-cell table:formula="of:=[.H38]-([.D39]-[.D38])" office:value-type="float" office:value="-4.77183696516465" calcext:value-type="float">
            <text:p>-4.7718369652</text:p>
          </table:table-cell>
          <table:table-cell table:number-columns-repeated="2"/>
          <table:table-cell table:formula="of:=[.K38]+[.M39]*([.D39]-[.D38])" office:value-type="float" office:value="-3.8996684752135" calcext:value-type="float">
            <text:p>-3.8996684752</text:p>
          </table:table-cell>
          <table:table-cell/>
          <table:table-cell table:formula="of:=[.M3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1.32747623966328" calcext:value-type="float">
            <text:p>1.3274762397</text:p>
          </table:table-cell>
          <table:table-cell table:formula="of:=[.E39]+([.D40]-[.D39])" office:value-type="float" office:value="-0.672523760336721" calcext:value-type="float">
            <text:p>-0.6725237603</text:p>
          </table:table-cell>
          <table:table-cell table:number-columns-repeated="2"/>
          <table:table-cell table:formula="of:=[.H39]-([.D40]-[.D39])" office:value-type="float" office:value="-6.32747623966328" calcext:value-type="float">
            <text:p>-6.3274762397</text:p>
          </table:table-cell>
          <table:table-cell table:number-columns-repeated="2"/>
          <table:table-cell table:formula="of:=[.K39]+[.M40]*([.D40]-[.D39])" office:value-type="float" office:value="-2.34402920071487" calcext:value-type="float">
            <text:p>-2.3440292007</text:p>
          </table:table-cell>
          <table:table-cell/>
          <table:table-cell table:formula="of:=[.M3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647381352663586" calcext:value-type="float">
            <text:p>0.6473813527</text:p>
          </table:table-cell>
          <table:table-cell table:formula="of:=[.E40]+([.D41]-[.D40])" office:value-type="float" office:value="-1.35261864733641" calcext:value-type="float">
            <text:p>-1.3526186473</text:p>
          </table:table-cell>
          <table:table-cell table:number-columns-repeated="2"/>
          <table:table-cell table:formula="of:=[.H40]-([.D41]-[.D40])" office:value-type="float" office:value="-5.64738135266358" calcext:value-type="float">
            <text:p>-5.6473813527</text:p>
          </table:table-cell>
          <table:table-cell table:number-columns-repeated="2"/>
          <table:table-cell table:formula="of:=[.K40]+[.M41]*([.D41]-[.D40])" office:value-type="float" office:value="-1.66393431371518" calcext:value-type="float">
            <text:p>-1.6639343137</text:p>
          </table:table-cell>
          <table:table-cell/>
          <table:table-cell table:formula="of:=[.M4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1.15156301622611" calcext:value-type="float">
            <text:p>1.1515630162</text:p>
          </table:table-cell>
          <table:table-cell table:formula="of:=[.E41]+([.D42]-[.D41])" office:value-type="float" office:value="-0.848436983773887" calcext:value-type="float">
            <text:p>-0.8484369838</text:p>
          </table:table-cell>
          <table:table-cell table:number-columns-repeated="2"/>
          <table:table-cell table:formula="of:=[.H41]-([.D42]-[.D41])" office:value-type="float" office:value="-6.15156301622611" calcext:value-type="float">
            <text:p>-6.1515630162</text:p>
          </table:table-cell>
          <table:table-cell table:number-columns-repeated="2"/>
          <table:table-cell table:formula="of:=[.K41]+[.M42]*([.D42]-[.D41])" office:value-type="float" office:value="-1.15975265015266" calcext:value-type="float">
            <text:p>-1.1597526502</text:p>
          </table:table-cell>
          <table:table-cell/>
          <table:table-cell table:formula="of:=[.M41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193777538638277" calcext:value-type="float">
            <text:p>-0.1937775386</text:p>
          </table:table-cell>
          <table:table-cell table:formula="of:=[.E42]+([.D43]-[.D42])" office:value-type="float" office:value="-2.19377753863828" calcext:value-type="float">
            <text:p>-2.1937775386</text:p>
          </table:table-cell>
          <table:table-cell table:number-columns-repeated="2"/>
          <table:table-cell table:formula="of:=[.H42]-([.D43]-[.D42])" office:value-type="float" office:value="-4.80622246136172" calcext:value-type="float">
            <text:p>-4.8062224614</text:p>
          </table:table-cell>
          <table:table-cell table:number-columns-repeated="2"/>
          <table:table-cell table:formula="of:=[.K42]+[.M43]*([.D43]-[.D42])" office:value-type="float" office:value="0.185587904711734" calcext:value-type="float">
            <text:p>0.1855879047</text:p>
          </table:table-cell>
          <table:table-cell/>
          <table:table-cell table:formula="of:=[.M42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2.36122037409311" calcext:value-type="float">
            <text:p>2.3612203741</text:p>
          </table:table-cell>
          <table:table-cell table:formula="of:=[.E43]+([.D44]-[.D43])" office:value-type="float" office:value="0.361220374093112" calcext:value-type="float">
            <text:p>0.3612203741</text:p>
          </table:table-cell>
          <table:table-cell table:number-columns-repeated="2"/>
          <table:table-cell table:formula="of:=[.H43]-([.D44]-[.D43])" office:value-type="float" office:value="-7.36122037409311" calcext:value-type="float">
            <text:p>-7.3612203741</text:p>
          </table:table-cell>
          <table:table-cell table:number-columns-repeated="2"/>
          <table:table-cell table:formula="of:=[.K43]+[.M44]*([.D44]-[.D43])" office:value-type="float" office:value="2.74058581744312" calcext:value-type="float">
            <text:p>2.7405858174</text:p>
          </table:table-cell>
          <table:table-cell/>
          <table:table-cell table:formula="of:=[.M43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1.06056359952184" calcext:value-type="float">
            <text:p>1.0605635995</text:p>
          </table:table-cell>
          <table:table-cell table:formula="of:=[.E44]+([.D45]-[.D44])" office:value-type="float" office:value="-0.939436400478159" calcext:value-type="float">
            <text:p>-0.9394364005</text:p>
          </table:table-cell>
          <table:table-cell table:number-columns-repeated="2"/>
          <table:table-cell table:formula="of:=[.H44]-([.D45]-[.D44])" office:value-type="float" office:value="-6.06056359952184" calcext:value-type="float">
            <text:p>-6.0605635995</text:p>
          </table:table-cell>
          <table:table-cell table:number-columns-repeated="2"/>
          <table:table-cell table:formula="of:=[.K44]+[.M45]*([.D45]-[.D44])" office:value-type="float" office:value="4.04124259201439" calcext:value-type="float">
            <text:p>4.041242592</text:p>
          </table:table-cell>
          <table:table-cell/>
          <table:table-cell table:formula="of:=[.M44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182359110119094" calcext:value-type="float">
            <text:p>-0.1823591101</text:p>
          </table:table-cell>
          <table:table-cell table:formula="of:=[.E45]+([.D46]-[.D45])" office:value-type="float" office:value="-2.18235911011909" calcext:value-type="float">
            <text:p>-2.1823591101</text:p>
          </table:table-cell>
          <table:table-cell table:number-columns-repeated="2"/>
          <table:table-cell table:formula="of:=[.H45]-([.D46]-[.D45])" office:value-type="float" office:value="-4.8176408898809" calcext:value-type="float">
            <text:p>-4.8176408899</text:p>
          </table:table-cell>
          <table:table-cell table:number-columns-repeated="2"/>
          <table:table-cell table:formula="of:=[.K45]+[.M46]*([.D46]-[.D45])" office:value-type="float" office:value="2.79831988237346" calcext:value-type="float">
            <text:p>2.7983198824</text:p>
          </table:table-cell>
          <table:table-cell/>
          <table:table-cell table:formula="of:=[.M45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127534340254919" calcext:value-type="float">
            <text:p>0.1275343403</text:p>
          </table:table-cell>
          <table:table-cell table:formula="of:=[.E46]+([.D47]-[.D46])" office:value-type="float" office:value="-1.87246565974508" calcext:value-type="float">
            <text:p>-1.8724656597</text:p>
          </table:table-cell>
          <table:table-cell table:number-columns-repeated="2"/>
          <table:table-cell table:formula="of:=[.H46]-([.D47]-[.D46])" office:value-type="float" office:value="-5.12753434025492" calcext:value-type="float">
            <text:p>-5.1275343403</text:p>
          </table:table-cell>
          <table:table-cell table:number-columns-repeated="2"/>
          <table:table-cell table:formula="of:=[.K46]+[.M47]*([.D47]-[.D46])" office:value-type="float" office:value="2.48842643199945" calcext:value-type="float">
            <text:p>2.488426432</text:p>
          </table:table-cell>
          <table:table-cell/>
          <table:table-cell table:formula="of:=[.M4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62702963360669" calcext:value-type="float">
            <text:p>0.6270296336</text:p>
          </table:table-cell>
          <table:table-cell table:formula="of:=[.E47]+([.D48]-[.D47])" office:value-type="float" office:value="-1.37297036639331" calcext:value-type="float">
            <text:p>-1.3729703664</text:p>
          </table:table-cell>
          <table:table-cell table:number-columns-repeated="2"/>
          <table:table-cell table:formula="of:=[.H47]-([.D48]-[.D47])" office:value-type="float" office:value="-5.62702963360669" calcext:value-type="float">
            <text:p>-5.6270296336</text:p>
          </table:table-cell>
          <table:table-cell table:number-columns-repeated="2"/>
          <table:table-cell table:formula="of:=[.K47]+[.M48]*([.D48]-[.D47])" office:value-type="float" office:value="2.98792172535122" calcext:value-type="float">
            <text:p>2.9879217254</text:p>
          </table:table-cell>
          <table:table-cell/>
          <table:table-cell table:formula="of:=[.M4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595070825080105" calcext:value-type="float">
            <text:p>-0.5950708251</text:p>
          </table:table-cell>
          <table:table-cell table:formula="of:=[.E48]+([.D49]-[.D48])" office:value-type="float" office:value="-2.5950708250801" calcext:value-type="float">
            <text:p>-2.5950708251</text:p>
          </table:table-cell>
          <table:table-cell table:number-columns-repeated="2"/>
          <table:table-cell table:formula="of:=[.H48]-([.D49]-[.D48])" office:value-type="float" office:value="-4.40492917491989" calcext:value-type="float">
            <text:p>-4.4049291749</text:p>
          </table:table-cell>
          <table:table-cell table:number-columns-repeated="2"/>
          <table:table-cell table:formula="of:=[.K48]+[.M49]*([.D49]-[.D48])" office:value-type="float" office:value="4.21002218403801" calcext:value-type="float">
            <text:p>4.210022184</text:p>
          </table:table-cell>
          <table:table-cell/>
          <table:table-cell table:formula="of:=[.M4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230028551976585" calcext:value-type="float">
            <text:p>-0.230028552</text:p>
          </table:table-cell>
          <table:table-cell table:formula="of:=[.E49]+([.D50]-[.D49])" office:value-type="float" office:value="-2.23002855197658" calcext:value-type="float">
            <text:p>-2.230028552</text:p>
          </table:table-cell>
          <table:table-cell table:number-columns-repeated="2"/>
          <table:table-cell table:formula="of:=[.H49]-([.D50]-[.D49])" office:value-type="float" office:value="-4.76997144802341" calcext:value-type="float">
            <text:p>-4.769971448</text:p>
          </table:table-cell>
          <table:table-cell table:number-columns-repeated="2"/>
          <table:table-cell table:formula="of:=[.K49]+[.M50]*([.D50]-[.D49])" office:value-type="float" office:value="4.57506445714153" calcext:value-type="float">
            <text:p>4.5750644571</text:p>
          </table:table-cell>
          <table:table-cell/>
          <table:table-cell table:formula="of:=[.M4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368340213469905" calcext:value-type="float">
            <text:p>-0.3683402135</text:p>
          </table:table-cell>
          <table:table-cell table:formula="of:=[.E50]+([.D51]-[.D50])" office:value-type="float" office:value="-2.3683402134699" calcext:value-type="float">
            <text:p>-2.3683402135</text:p>
          </table:table-cell>
          <table:table-cell table:number-columns-repeated="2"/>
          <table:table-cell table:formula="of:=[.H50]-([.D51]-[.D50])" office:value-type="float" office:value="-4.63165978653009" calcext:value-type="float">
            <text:p>-4.6316597865</text:p>
          </table:table-cell>
          <table:table-cell table:number-columns-repeated="2"/>
          <table:table-cell table:formula="of:=[.K50]+[.M51]*([.D51]-[.D50])" office:value-type="float" office:value="4.71337611863485" calcext:value-type="float">
            <text:p>4.7133761186</text:p>
          </table:table-cell>
          <table:table-cell/>
          <table:table-cell table:formula="of:=[.M5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141383221261991" calcext:value-type="float">
            <text:p>-0.1413832213</text:p>
          </table:table-cell>
          <table:table-cell table:formula="of:=[.E51]+([.D52]-[.D51])" office:value-type="float" office:value="-2.14138322126199" calcext:value-type="float">
            <text:p>-2.1413832213</text:p>
          </table:table-cell>
          <table:table-cell table:number-columns-repeated="2"/>
          <table:table-cell table:formula="of:=[.H51]-([.D52]-[.D51])" office:value-type="float" office:value="-4.85861677873801" calcext:value-type="float">
            <text:p>-4.8586167787</text:p>
          </table:table-cell>
          <table:table-cell table:number-columns-repeated="2"/>
          <table:table-cell table:formula="of:=[.K51]+[.M52]*([.D52]-[.D51])" office:value-type="float" office:value="4.94033311084277" calcext:value-type="float">
            <text:p>4.9403331108</text:p>
          </table:table-cell>
          <table:table-cell/>
          <table:table-cell table:formula="of:=[.M51]*(-1)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7">00/00/0000</text:date>, <text:time style:data-style-name="N2" text:time-value="14:14:03.023431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8:28:58.425202327</meta:creation-date>
    <dc:date>2015-10-17T15:02:54.082991600</dc:date>
    <meta:editing-duration>PT1H42M32S</meta:editing-duration>
    <meta:editing-cycles>5</meta:editing-cycles>
    <meta:generator>LibreOffice/4.2.8.2$Linux_X86_64 LibreOffice_project/420m0$Build-2</meta:generator>
    <meta:document-statistic meta:table-count="1" meta:cell-count="249" meta:object-count="0"/>
  </office:meta>
</office:document-meta>
</file>